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.6" calcext:value-type="float">
            <text:p>4,6</text:p>
          </table:table-cell>
          <table:table-cell table:formula="of:=[.B52]/[.$E$7]" office:value-type="float" office:value="0.657142857142857" calcext:value-type="float">
            <text:p>0,6571428571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Ajout de l'envoie de log depuis l'UI + Fix vers un Text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28" calcext:value-type="date">
            <text:p>28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4])" office:value-type="float" office:value="57.1" calcext:value-type="float">
            <text:p>57,1</text:p>
          </table:table-cell>
          <table:table-cell table:style-name="ce18" table:formula="of:=SUM([.C46:.C54])" office:value-type="float" office:value="8.15714285714286" calcext:value-type="float">
            <text:p>8,1571428571</text:p>
          </table:table-cell>
          <table:table-cell table:style-name="ce18" table:formula="of:=SUM([.D46:.D54])" office:value-type="float" office:value="39" calcext:value-type="float">
            <text:p>39</text:p>
          </table:table-cell>
          <table:table-cell table:style-name="ce18" table:formula="of:=SUM([.E46:.E54])" office:value-type="float" office:value="5.57142857142857" calcext:value-type="float">
            <text:p>5,5714285714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2:55:41.617157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5T12:56:33.401333277</dc:date>
    <meta:editing-duration>PT3H2M29S</meta:editing-duration>
    <meta:editing-cycles>116</meta:editing-cycles>
    <meta:generator>LibreOffice/5.0.6.2$Linux_X86_64 LibreOffice_project/00$Build-2</meta:generator>
    <meta:document-statistic meta:table-count="1" meta:cell-count="315" meta:object-count="0"/>
  </office:meta>
</office:document-meta>
</file>